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P2" style:family="paragraph" style:parent-style-name="Standard">
      <style:paragraph-properties fo:margin-left="0.0783in" fo:margin-right="0.0783in" fo:text-indent="0in" style:auto-text-indent="false"/>
    </style:style>
    <style:style style:name="P3" style:family="paragraph">
      <style:paragraph-properties fo:text-align="center"/>
    </style:style>
    <style:style style:name="P4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9" style:family="paragraph">
      <style:text-properties style:font-name="Arial" fo:font-size="6pt" style:font-size-asian="6pt" style:font-size-complex="6pt"/>
    </style:style>
    <style:style style:name="P10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1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2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6pt" style:font-size-asian="6pt" style:font-size-complex="6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61in" draw:marker-start-width="0.161in" draw:marker-end-width="0.161in" draw:fill="solid" draw:fill-color="#ffffff" draw:textarea-horizontal-align="center" draw:textarea-vertical-align="middle" fo:padding-top="0.0075in" fo:padding-bottom="0.0075in" fo:padding-left="0.0075in" fo:padding-right="0.0075in" style:run-through="foreground"/>
    </style:style>
    <style:style style:name="gr3" style:family="graphic">
      <style:graphic-properties svg:stroke-width="0.0161in" draw:marker-start-width="0.161in" draw:marker-end-width="0.161in" draw:fill-color="#ffffff" draw:textarea-horizontal-align="left" draw:textarea-vertical-align="top" draw:auto-grow-height="false" fo:padding-top="0.0118in" fo:padding-bottom="0.0075in" fo:padding-left="0.0472in" fo:padding-right="0.0075in" style:run-through="foreground"/>
    </style:style>
    <style:style style:name="gr4" style:family="graphic">
      <style:graphic-properties draw:stroke="none" svg:stroke-color="#000000" draw:fill="none" draw:fill-color="#ffffff" fo:min-height="0.1516in" style:run-through="foreground"/>
    </style:style>
    <style:style style:name="gr5" style:family="graphic">
      <style:graphic-properties fo:border="none #000000"/>
    </style:style>
    <style:style style:name="gr6" style:family="graphic">
      <style:graphic-properties draw:stroke="dash" draw:stroke-dash="Ultrafine_20_Dashed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0972in" style:run-through="foreground"/>
    </style:style>
    <style:style style:name="gr8" style:family="graphic">
      <style:graphic-properties draw:stroke="none" svg:stroke-color="#000000" draw:fill="none" draw:fill-color="#ffffff" fo:min-height="0.1283in" style:run-through="foreground"/>
    </style:style>
    <style:style style:name="gr9" style:family="graphic">
      <style:graphic-properties draw:stroke="none" svg:stroke-color="#000000" draw:fill="none" draw:fill-color="#ffffff" fo:min-height="0.1307in" style:run-through="foreground"/>
    </style:style>
  </office:automatic-styles>
  <office:body>
    <office:text>
      <office:forms form:automatic-focus="true" form:apply-design-mode="true">
        <form:form form:name="Bolet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RsCedente" form:control-implementation="ooo:com.sun.star.form.component.TextField" xml:id="control1" form:id="control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AgenciaCodigoCedente" form:control-implementation="ooo:com.sun.star.form.component.TextField" xml:id="control2" form:id="control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Especie" form:control-implementation="ooo:com.sun.star.form.component.TextField" xml:id="control3" form:id="control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RsLogoBanco" form:control-implementation="ooo:com.sun.star.form.component.TextField" xml:id="control4" form:id="control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RsQuantidade" form:control-implementation="ooo:com.sun.star.form.component.TextField" xml:id="control5" form:id="control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ossoNumero" form:control-implementation="ooo:com.sun.star.form.component.TextField" xml:id="control6" form:id="control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NumeroDocumento" form:control-implementation="ooo:com.sun.star.form.component.TextField" xml:id="control7" form:id="control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pfCnpj" form:control-implementation="ooo:com.sun.star.form.component.TextField" xml:id="control8" form:id="control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ataVencimento" form:control-implementation="ooo:com.sun.star.form.component.TextField" xml:id="control9" form:id="control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Documento" form:control-implementation="ooo:com.sun.star.form.component.TextField" xml:id="control10" form:id="control1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DescontoAbatimento" form:control-implementation="ooo:com.sun.star.form.component.TextField" xml:id="control11" form:id="control1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aDeducao" form:control-implementation="ooo:com.sun.star.form.component.TextField" xml:id="control12" form:id="control1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MoraMulta" form:control-implementation="ooo:com.sun.star.form.component.TextField" xml:id="control13" form:id="control1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OutroAcrescimo" form:control-implementation="ooo:com.sun.star.form.component.TextField" xml:id="control14" form:id="control1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ValorCobrado" form:control-implementation="ooo:com.sun.star.form.component.TextField" xml:id="control15" form:id="control1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InstrucaoAoSacado" form:control-implementation="ooo:com.sun.star.form.component.TextField" xml:id="control16" form:id="control1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CodBanco" form:control-implementation="ooo:com.sun.star.form.component.TextField" xml:id="control17" form:id="control1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LinhaDigitavel" form:control-implementation="ooo:com.sun.star.form.component.TextField" xml:id="control18" form:id="control1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LogoBanco" form:control-implementation="ooo:com.sun.star.form.component.TextField" xml:id="control19" form:id="control1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Banco" form:control-implementation="ooo:com.sun.star.form.component.TextField" xml:id="control20" form:id="control2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inhaDigitavel" form:control-implementation="ooo:com.sun.star.form.component.TextField" xml:id="control21" form:id="control2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LocalPagamento" form:control-implementation="ooo:com.sun.star.form.component.TextField" xml:id="control22" form:id="control2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edente" form:control-implementation="ooo:com.sun.star.form.component.TextField" xml:id="control23" form:id="control2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Vencimento" form:control-implementation="ooo:com.sun.star.form.component.TextField" xml:id="control24" form:id="control2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genciaCodigoCedente" form:control-implementation="ooo:com.sun.star.form.component.TextField" xml:id="control25" form:id="control2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Documento" form:control-implementation="ooo:com.sun.star.form.component.TextField" xml:id="control26" form:id="control2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ossoNumero" form:control-implementation="ooo:com.sun.star.form.component.TextField" xml:id="control27" form:id="control2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escontoAbatimento" form:control-implementation="ooo:com.sun.star.form.component.TextField" xml:id="control28" form:id="control2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aDeducao" form:control-implementation="ooo:com.sun.star.form.component.TextField" xml:id="control29" form:id="control2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MoraMulta" form:control-implementation="ooo:com.sun.star.form.component.TextField" xml:id="control30" form:id="control3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OutroAcrescimo" form:control-implementation="ooo:com.sun.star.form.component.TextField" xml:id="control31" form:id="control3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Documento" form:control-implementation="ooo:com.sun.star.form.component.TextField" xml:id="control32" form:id="control3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NumeroDocumento" form:control-implementation="ooo:com.sun.star.form.component.TextField" xml:id="control33" form:id="control3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Documento" form:control-implementation="ooo:com.sun.star.form.component.TextField" xml:id="control34" form:id="control3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Aceite" form:control-implementation="ooo:com.sun.star.form.component.TextField" xml:id="control35" form:id="control3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DataProcessamento" form:control-implementation="ooo:com.sun.star.form.component.TextField" xml:id="control36" form:id="control3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UsoBanco" form:control-implementation="ooo:com.sun.star.form.component.TextField" xml:id="control37" form:id="control3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Carteira" form:control-implementation="ooo:com.sun.star.form.component.TextField" xml:id="control38" form:id="control3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Especie" form:control-implementation="ooo:com.sun.star.form.component.TextField" xml:id="control39" form:id="control3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Quantidade" form:control-implementation="ooo:com.sun.star.form.component.TextField" xml:id="control40" form:id="control4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" form:control-implementation="ooo:com.sun.star.form.component.TextField" xml:id="control41" form:id="control4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ValorCobrado" form:control-implementation="ooo:com.sun.star.form.component.TextField" xml:id="control42" form:id="control4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1" form:control-implementation="ooo:com.sun.star.form.component.TextField" xml:id="control43" form:id="control4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cCodigoBarra" form:control-implementation="ooo:com.sun.star.form.component.TextField" xml:id="control44" form:id="control4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RsSacado" form:control-implementation="ooo:com.sun.star.form.component.TextField" xml:id="control45" form:id="control4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1" form:control-implementation="ooo:com.sun.star.form.component.TextField" xml:id="control46" form:id="control46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2" form:control-implementation="ooo:com.sun.star.form.component.TextField" xml:id="control47" form:id="control47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3" form:control-implementation="ooo:com.sun.star.form.component.TextField" xml:id="control48" form:id="control48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4" form:control-implementation="ooo:com.sun.star.form.component.TextField" xml:id="control49" form:id="control49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5" form:control-implementation="ooo:com.sun.star.form.component.TextField" xml:id="control50" form:id="control50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6" form:control-implementation="ooo:com.sun.star.form.component.TextField" xml:id="control51" form:id="control51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7" form:control-implementation="ooo:com.sun.star.form.component.TextField" xml:id="control52" form:id="control52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cInstrucaoAoCaixa8" form:control-implementation="ooo:com.sun.star.form.component.TextField" xml:id="control53" form:id="control53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cSacadoL2" form:control-implementation="ooo:com.sun.star.form.component.TextField" xml:id="control54" form:id="control54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cSacadoL3" form:control-implementation="ooo:com.sun.star.form.component.TextField" xml:id="control55" form:id="control55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0" draw:style-name="gr1"><draw:rect draw:style-name="gr2" draw:text-style-name="P3" svg:width="1.763in" svg:height="0.4862in" svg:x="0.0984in" svg:y="0.5445in"><text:p/></draw:rect><draw:rect draw:style-name="gr2" draw:text-style-name="P3" svg:width="0.7831in" svg:height="0.4886in" svg:x="1.8748in" svg:y="0.5445in"><text:p/></draw:rect><draw:rect draw:style-name="gr2" draw:text-style-name="P3" svg:width="4.9579in" svg:height="0.4843in" svg:x="2.672in" svg:y="0.5453in"><text:p/></draw:rect><draw:custom-shape draw:style-name="gr3" draw:text-style-name="P4" svg:width="3.5185in" svg:height="0.2953in" svg:x="0.0984in" svg:y="1.0319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906in" svg:height="0.2953in" svg:x="3.6165in" svg:y="1.0319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4559in" svg:height="0.2953in" svg:x="5.1067in" svg:y="1.0319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5878in" svg:height="0.2953in" svg:x="5.5622in" svg:y="1.0319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787in" svg:height="0.2953in" svg:x="6.15in" svg:y="1.0319in"><text:p><text:span text:style-name="T2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2.3476in" svg:height="0.2953in" svg:x="0.0984in" svg:y="1.3272in"><text:p><text:span text:style-name="T2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425in" svg:height="0.2953in" svg:x="2.4457in" svg:y="1.3272in"><text:p><text:span text:style-name="T2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48in" svg:height="0.2953in" svg:x="3.9882in" svg:y="1.3272in"><text:p><text:span text:style-name="T2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661in" svg:height="0.2953in" svg:x="5.5622in" svg:y="1.3272in"><text:p><text:span text:style-name="T2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1.5913in" svg:height="0.2953in" svg:x="0.0984in" svg:y="1.622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3039in" svg:height="0.2953in" svg:x="1.6894in" svg:y="1.622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285in" svg:height="0.2953in" svg:x="2.9929in" svg:y="1.622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2949in" svg:height="0.2953in" svg:x="4.2677in" svg:y="1.622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2.0661in" svg:height="0.2953in" svg:x="5.5622in" svg:y="1.622in"><text:p><text:span text:style-name="T2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3" draw:text-style-name="P4" svg:width="5.8315in" svg:height="0.2953in" svg:x="0.0984in" svg:y="2.2126in"><text:p><text:span text:style-name="T2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6988in" svg:height="0.2953in" svg:x="5.9311in" svg:y="2.2126in"><text:p><text:span text:style-name="T2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4" draw:text-style-name="P6" svg:width="1.2295in" svg:height="0.1516in" svg:x="6.4004in" svg:y="0.3736in"><draw:text-box><text:p text:style-name="P5"><text:span text:style-name="T3">RECIBO DO PAGADOR</text:span></text:p></draw:text-box></draw:frame><draw:control draw:style-name="gr5" draw:text-style-name="P7" svg:width="3.4248in" svg:height="0.1559in" svg:x="0.1618in" svg:y="1.1508in" draw:control="control1"/><draw:control draw:style-name="gr5" draw:text-style-name="P7" svg:width="1.3886in" svg:height="0.1559in" svg:x="3.672in" svg:y="1.1508in" draw:control="control2"/><draw:control draw:style-name="gr5" draw:text-style-name="P7" svg:width="0.3657in" svg:height="0.1559in" svg:x="5.165in" svg:y="1.1508in" draw:control="control3"/><draw:control draw:style-name="gr5" draw:text-style-name="P8" svg:width="1.6232in" svg:height="0.3752in" svg:x="0.1791in" svg:y="0.6055in" draw:control="control4"/><draw:control draw:style-name="gr5" draw:text-style-name="P7" svg:width="0.5016in" svg:height="0.1559in" svg:x="5.6177in" svg:y="1.1508in" draw:control="control5"/><draw:control draw:style-name="gr5" draw:text-style-name="P7" svg:width="1.3996in" svg:height="0.1579in" svg:x="6.1976in" svg:y="1.1508in" draw:control="control6"/><draw:control draw:name="txtNumeroDocumento" draw:style-name="gr5" draw:text-style-name="P7" svg:width="2.2425in" svg:height="0.1559in" svg:x="0.1618in" svg:y="1.4457in" draw:control="control7"/><draw:control draw:name="txtNumeroDocumento" draw:style-name="gr5" draw:text-style-name="P7" svg:width="1.4496in" svg:height="0.1559in" svg:x="2.4965in" svg:y="1.4457in" draw:control="control8"/><draw:control draw:name="txtNumeroDocumento" draw:style-name="gr5" draw:text-style-name="P7" svg:width="1.4933in" svg:height="0.1559in" svg:x="4.0386in" svg:y="1.4457in" draw:control="control9"/><draw:control draw:name="txtNumeroDocumento" draw:style-name="gr5" draw:text-style-name="P7" svg:width="1.978in" svg:height="0.1559in" svg:x="5.6173in" svg:y="1.4457in" draw:control="control10"/><draw:control draw:name="txtNumeroDocumento" draw:style-name="gr5" draw:text-style-name="P7" svg:width="1.4941in" svg:height="0.1559in" svg:x="0.1618in" svg:y="1.7409in" draw:control="control11"/><draw:control draw:name="txtNumeroDocumento" draw:style-name="gr5" draw:text-style-name="P7" svg:width="1.215in" svg:height="0.1559in" svg:x="1.7402in" svg:y="1.7409in" draw:control="control12"/><draw:control draw:name="txtNumeroDocumento" draw:style-name="gr5" draw:text-style-name="P7" svg:width="1.2004in" svg:height="0.1559in" svg:x="3.0319in" svg:y="1.7409in" draw:control="control13"/><draw:control draw:name="txtNumeroDocumento" draw:style-name="gr5" draw:text-style-name="P7" svg:width="1.2004in" svg:height="0.1559in" svg:x="4.3173in" svg:y="1.7409in" draw:control="control14"/><draw:control draw:name="txtNumeroDocumento" draw:style-name="gr5" draw:text-style-name="P7" svg:width="1.9925in" svg:height="0.1559in" svg:x="5.6028in" svg:y="1.7409in" draw:control="control15"/><draw:control draw:name="txtNumeroDocumento" draw:style-name="gr5" draw:text-style-name="P7" svg:width="5.7232in" svg:height="0.1559in" svg:x="0.1618in" svg:y="2.3311in" draw:control="control16"/><draw:line draw:style-name="gr6" draw:text-style-name="P3" svg:x1="0.0992in" svg:y1="2.7181in" svg:x2="7.6299in" svg:y2="2.7181in"><text:p/></draw:line><draw:custom-shape draw:style-name="gr3" draw:text-style-name="P4" svg:width="7.5307in" svg:height="0.8134in" svg:x="0.0992in" svg:y="6.0374in"><text:p><text:span text:style-name="T2">Pagador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draw:style-name="gr7" draw:text-style-name="P9" svg:width="0.7933in" svg:height="0.0976in" svg:x="6.8437in" svg:y="2.6134in"><draw:text-box><text:p><text:span text:style-name="T4">Corte na linha abaixo</text:span></text:p></draw:text-box></draw:frame><draw:custom-shape draw:style-name="gr3" draw:text-style-name="P4" svg:width="5.7398in" svg:height="0.2953in" svg:x="0.0984in" svg:y="3.3827in"><text:p><text:span text:style-name="T2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3827in"><text:p><text:span text:style-name="T2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7398in" svg:height="0.2953in" svg:x="0.0984in" svg:y="3.678in"><text:p><text:span text:style-name="T2">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678in"><text:p><text:span text:style-name="T2">Agência / Código do Beneficiári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3.9728in"><text:p><text:span text:style-name="T2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2681in"><text:p><text:span text:style-name="T2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5634in"><text:p><text:span text:style-name="T2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4.8583in"><text:p><text:span text:style-name="T2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1535in"><text:p><text:span text:style-name="T2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4488in"><text:p><text:span text:style-name="T2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7921in" svg:height="0.2953in" svg:x="5.8382in" svg:y="5.7437in"><text:p><text:span text:style-name="T2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9976in" svg:height="0.2953in" svg:x="0.0984in" svg:y="3.9728in"><text:p><text:span text:style-name="T2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622in" svg:height="0.2953in" svg:x="1.0957in" svg:y="3.9728in"><text:p><text:span text:style-name="T2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1803in" svg:height="0.2953in" svg:x="2.2575in" svg:y="3.9728in"><text:p><text:span text:style-name="T2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8248in" svg:height="0.2953in" svg:x="3.4374in" svg:y="3.9728in"><text:p><text:span text:style-name="T2">Aceit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68in" svg:height="0.2953in" svg:x="4.2618in" svg:y="3.9728in"><text:p><text:span text:style-name="T2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9976in" svg:height="0.2953in" svg:x="0.0984in" svg:y="4.2681in"><text:p><text:span text:style-name="T2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0.7543in" svg:height="0.2953in" svg:x="1.0957in" svg:y="4.2681in"><text:p><text:span text:style-name="T2">Carteira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0098in" svg:height="0.2953in" svg:x="1.85in" svg:y="4.2681in"><text:p><text:span text:style-name="T2">Espéci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4024in" svg:height="0.2953in" svg:x="2.8594in" svg:y="4.2681in"><text:p><text:span text:style-name="T2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1.5768in" svg:height="0.2953in" svg:x="4.2618in" svg:y="4.2681in"><text:p><text:span text:style-name="T2">Valor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3" draw:text-style-name="P4" svg:width="5.7398in" svg:height="1.476in" svg:x="0.0984in" svg:y="4.5634in"><text:p><text:span text:style-name="T2">Instruções (texto de responsabilidade do Beneficiário)</text:span></text:p><draw:enhanced-geometry svg:viewBox="0 0 21600 21600" draw:glue-points="10800 0 0 10800 10800 21600 21600 10800" draw:type="flowchart-process" draw:enhanced-path="M 0 0 L 21600 0 21600 21600 0 21600 0 0 Z N"/></draw:custom-shape><draw:frame draw:style-name="gr8" draw:text-style-name="P6" svg:width="1.5413in" svg:height="0.1287in" svg:x="6.0886in" svg:y="6.9154in"><draw:text-box><text:p text:style-name="P5"><text:span text:style-name="T3">FICHA DE COMPENSAÇÃO</text:span></text:p></draw:text-box></draw:frame><draw:frame draw:style-name="gr9" draw:text-style-name="P9" svg:width="0.928in" svg:height="0.1307in" svg:x="4.9157in" svg:y="6.9264in"><draw:text-box><text:p><text:span text:style-name="T4">Autenticação Mecânica</text:span></text:p></draw:text-box></draw:frame><draw:control draw:style-name="gr5" draw:text-style-name="P10" svg:width="0.7287in" svg:height="0.3748in" svg:x="1.9031in" svg:y="0.6043in" draw:control="control17"/><draw:control draw:style-name="gr5" draw:text-style-name="P11" svg:width="4.837in" svg:height="0.3752in" svg:x="2.7319in" svg:y="0.6055in" draw:control="control18"/><draw:rect draw:style-name="gr2" draw:text-style-name="P3" svg:width="1.763in" svg:height="0.4862in" svg:x="0.0984in" svg:y="2.8945in"><text:p/></draw:rect><draw:rect draw:style-name="gr2" draw:text-style-name="P3" svg:width="0.7831in" svg:height="0.4886in" svg:x="1.8748in" svg:y="2.8945in"><text:p/></draw:rect><draw:rect draw:style-name="gr2" draw:text-style-name="P3" svg:width="4.9579in" svg:height="0.4843in" svg:x="2.672in" svg:y="2.8953in"><text:p/></draw:rect><draw:control draw:style-name="gr5" draw:text-style-name="P8" svg:width="1.6232in" svg:height="0.3752in" svg:x="0.1791in" svg:y="2.9555in" draw:control="control19"/><draw:control draw:style-name="gr5" draw:text-style-name="P10" svg:width="0.7287in" svg:height="0.3748in" svg:x="1.9031in" svg:y="2.9563in" draw:control="control20"/><draw:control draw:style-name="gr5" draw:text-style-name="P11" svg:width="4.837in" svg:height="0.3752in" svg:x="2.7319in" svg:y="2.9555in" draw:control="control21"/><draw:control draw:style-name="gr5" draw:text-style-name="P7" svg:width="5.6343in" svg:height="0.1559in" svg:x="0.1618in" svg:y="3.5043in" draw:control="control22"/><draw:control draw:style-name="gr5" draw:text-style-name="P7" svg:width="5.6343in" svg:height="0.1559in" svg:x="0.1618in" svg:y="3.7965in" draw:control="control23"/><draw:control draw:style-name="gr5" draw:text-style-name="P7" svg:width="1.698in" svg:height="0.1559in" svg:x="5.8819in" svg:y="3.5043in" draw:control="control24"/><draw:control draw:style-name="gr5" draw:text-style-name="P7" svg:width="1.698in" svg:height="0.1559in" svg:x="5.8819in" svg:y="3.7965in" draw:control="control25"/><draw:control draw:style-name="gr5" draw:text-style-name="P7" svg:width="1.6988in" svg:height="0.1559in" svg:x="5.8886in" svg:y="4.3882in" draw:control="control26"/><draw:control draw:style-name="gr5" draw:text-style-name="P7" svg:width="1.6988in" svg:height="0.1559in" svg:x="5.8886in" svg:y="4.0819in" draw:control="control27"/><draw:control draw:style-name="gr5" draw:text-style-name="P7" svg:width="1.6988in" svg:height="0.1559in" svg:x="5.8886in" svg:y="4.6819in" draw:control="control28"/><draw:control draw:style-name="gr5" draw:text-style-name="P7" svg:width="1.6988in" svg:height="0.1559in" svg:x="5.8886in" svg:y="4.9772in" draw:control="control29"/><draw:control draw:style-name="gr5" draw:text-style-name="P7" svg:width="1.6988in" svg:height="0.1559in" svg:x="5.8886in" svg:y="5.272in" draw:control="control30"/><draw:control draw:style-name="gr5" draw:text-style-name="P7" svg:width="1.6988in" svg:height="0.1559in" svg:x="5.8886in" svg:y="5.5673in" draw:control="control31"/><draw:control draw:style-name="gr5" draw:text-style-name="P7" svg:width="0.8941in" svg:height="0.1559in" svg:x="0.1618in" svg:y="4.0819in" draw:control="control32"/><draw:control draw:style-name="gr5" draw:text-style-name="P7" svg:width="1.0748in" svg:height="0.1559in" svg:x="1.1457in" svg:y="4.0819in" draw:control="control33"/><draw:control draw:style-name="gr5" draw:text-style-name="P7" svg:width="1.0969in" svg:height="0.1559in" svg:x="2.3055in" svg:y="4.0819in" draw:control="control34"/><draw:control draw:style-name="gr5" draw:text-style-name="P7" svg:width="0.7295in" svg:height="0.1559in" svg:x="3.4949in" svg:y="4.0819in" draw:control="control35"/><draw:control draw:style-name="gr5" draw:text-style-name="P7" svg:width="1.4858in" svg:height="0.1559in" svg:x="4.3173in" svg:y="4.0819in" draw:control="control36"/><draw:control draw:style-name="gr5" draw:text-style-name="P7" svg:width="0.8941in" svg:height="0.1559in" svg:x="0.1618in" svg:y="4.3882in" draw:control="control37"/><draw:control draw:style-name="gr5" draw:text-style-name="P7" svg:width="0.6661in" svg:height="0.1579in" svg:x="1.1437in" svg:y="4.3882in" draw:control="control38"/><draw:control draw:style-name="gr5" draw:text-style-name="P7" svg:width="0.9071in" svg:height="0.1579in" svg:x="1.9083in" svg:y="4.3882in" draw:control="control39"/><draw:control draw:style-name="gr5" draw:text-style-name="P7" svg:width="1.2996in" svg:height="0.1579in" svg:x="2.9268in" svg:y="4.3882in" draw:control="control40"/><draw:control draw:style-name="gr5" draw:text-style-name="P7" svg:width="1.4933in" svg:height="0.1579in" svg:x="4.3173in" svg:y="4.3882in" draw:control="control41"/><draw:control draw:style-name="gr5" draw:text-style-name="P7" svg:width="1.6988in" svg:height="0.1559in" svg:x="5.8886in" svg:y="5.8693in" draw:control="control42"/><draw:control draw:style-name="gr5" draw:text-style-name="P12" svg:width="7.4268in" svg:height="0.1579in" svg:x="0.1618in" svg:y="6.1634in" draw:control="control43"/><draw:control draw:style-name="gr5" draw:text-style-name="P8" svg:width="4.2878in" svg:height="0.5122in" svg:x="0.0992in" svg:y="6.9256in" draw:control="control44"/><draw:custom-shape draw:style-name="gr3" draw:text-style-name="P4" svg:width="7.5331in" svg:height="0.2953in" svg:x="0.0984in" svg:y="1.9173in"><text:p><text:span text:style-name="T2">Pagador</text:span></text:p><draw:enhanced-geometry svg:viewBox="0 0 21600 21600" draw:glue-points="10800 0 0 10800 10800 21600 21600 10800" draw:type="flowchart-process" draw:enhanced-path="M 0 0 L 21600 0 21600 21600 0 21600 0 0 Z N"/></draw:custom-shape><draw:control draw:name="txtNumeroDocumento" draw:style-name="gr5" draw:text-style-name="P7" svg:width="7.415in" svg:height="0.1559in" svg:x="0.1618in" svg:y="2.0362in" draw:control="control45"/><draw:control draw:name="txtNumeroDocumento" draw:style-name="gr5" draw:text-style-name="P7" svg:width="5.6268in" svg:height="0.1559in" svg:x="0.161in" svg:y="4.6937in" draw:control="control46"/><draw:control draw:name="txtNumeroDocumento" draw:style-name="gr5" draw:text-style-name="P7" svg:width="5.6268in" svg:height="0.1559in" svg:x="0.161in" svg:y="4.8583in" draw:control="control47"/><draw:control draw:name="txtNumeroDocumento" draw:style-name="gr5" draw:text-style-name="P7" svg:width="5.6268in" svg:height="0.1559in" svg:x="0.161in" svg:y="5.0228in" draw:control="control48"/><draw:control draw:name="txtNumeroDocumento" draw:style-name="gr5" draw:text-style-name="P7" svg:width="5.6268in" svg:height="0.1559in" svg:x="0.161in" svg:y="5.1874in" draw:control="control49"/><draw:control draw:name="txtNumeroDocumento" draw:style-name="gr5" draw:text-style-name="P7" svg:width="5.6268in" svg:height="0.1559in" svg:x="0.161in" svg:y="5.3591in" draw:control="control50"/><draw:control draw:name="txtNumeroDocumento" draw:style-name="gr5" draw:text-style-name="P7" svg:width="5.6268in" svg:height="0.1559in" svg:x="0.161in" svg:y="5.5236in" draw:control="control51"/><draw:control draw:name="txtNumeroDocumento" draw:style-name="gr5" draw:text-style-name="P7" svg:width="5.6268in" svg:height="0.1559in" svg:x="0.161in" svg:y="5.6882in" draw:control="control52"/><draw:control draw:name="txtNumeroDocumento" draw:style-name="gr5" draw:text-style-name="P7" svg:width="5.6268in" svg:height="0.1559in" svg:x="0.161in" svg:y="5.8575in" draw:control="control53"/><draw:control draw:style-name="gr5" draw:text-style-name="P12" svg:width="7.4268in" svg:height="0.1579in" svg:x="0.1618in" svg:y="6.3311in" draw:control="control54"/><draw:control draw:style-name="gr5" draw:text-style-name="P12" svg:width="7.4268in" svg:height="0.1579in" svg:x="0.1618in" svg:y="6.4957in" draw:control="control55"/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83in" style:type="center"/>
          <style:tab-stop style:position="7.7165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3b3b3" style:font-name="Arial" fo:font-size="7pt" style:font-size-asian="7pt" style:font-size-complex="7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2756in" fo:margin-bottom="0.2756in" fo:margin-left="0.2756in" fo:margin-right="0.275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erado por <text:span text:style-name="MT1">aZap</text:span> – http://www.azap.inf.b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meta:initial-creator>Misael Queiroz</meta:initial-creator>
    <meta:creation-date>2008-01-18T19:37:11</meta:creation-date>
    <dc:date>2015-06-19T14:18:21</dc:date>
    <meta:editing-cycles>115</meta:editing-cycles>
    <meta:editing-duration>PT8H24M42S</meta:editing-duration>
    <dc:description>http://www.jrimum.org/bopepo</dc:description>
    <meta:keyword>Boleto</meta:keyword>
    <meta:keyword>JRimum</meta:keyword>
    <meta:keyword>Bopepo</meta:keyword>
    <dc:subject>Boleto</dc:subject>
    <dc:title>Boleto padrão JRimum-Bopepo</dc:title>
    <meta:document-statistic meta:table-count="0" meta:image-count="0" meta:object-count="0" meta:page-count="1" meta:paragraph-count="1" meta:word-count="5" meta:character-count="40"/>
    <meta:user-defined meta:name="Info 1"/>
    <meta:user-defined meta:name="Info 2"/>
    <meta:user-defined meta:name="Info 3"/>
    <meta:user-defined meta:name="Info 4"/>
  </office:meta>
</office:document-meta>
</file>